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</office:automatic-styles>
  <office:body>
    <office:text>
      <text:p text:style-name="Title">A Class for Chemical Element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understand how to represent information in a class,</text:p>
        </text:list-item>
        <text:list-item>
          <text:p text:style-name="P1">To understand the design of a class involving static members,</text:p>
        </text:list-item>
        <text:list-item>
          <text:p text:style-name="P1">To convert between different representations without changing the stored values in the attributes.</text:p>
        </text:list-item>
      </text:lis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,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labs/ChemicalElements/ChemicalElements.zip" office:name=""><text:span text:style-name="Definition">ChemElemProject</text:span></text:a> and extract the project. Open it in your IDE, compile, and execute it. Now read the code in “ChemElem.cs” and “Program.cs”.</text:p>
      <text:p text:style-name="Text_20_body">The class definition “ChemElem.cs” contains:</text:p>
      <text:list text:style-name="L2">
        <text:list-item>
          <text:p text:style-name="P2">Three attributes,</text:p>
        </text:list-item>
        <text:list-item>
          <text:p text:style-name="P2">One constructor,</text:p>
        </text:list-item>
        <text:list-item>
          <text:p text:style-name="P2">One static method,</text:p>
        </text:list-item>
        <text:list-item>
          <text:p text:style-name="P2">One method that returns the melting point in Celsius, and</text:p>
        </text:list-item>
        <text:list-item>
          <text:p text:style-name="P2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3">
        <text:list-item>
          <text:p text:style-name="P3">In “ChemElem.cs”, write getters and setters for all attributes</text:p>
        </text:list-item>
        <text:list-item>
          <text:p text:style-name="P3">In “ChemElem.cs”, write a constructor that requires no arguments.</text:p>
        </text:list-item>
        <text:list-item>
          <text:p text:style-name="P3">In “Program.cs”, create a second object using the custom constructor that takes 3 arguments, then display the value of its attributes using the getters you previously defined.</text:p>
        </text:list-item>
        <text:list-item>
          <text:p text:style-name="P3">In “Program.cs”, create an object using the no-args constructor, and set its values using the setters you previously defined.</text:p>
        </text:list-item>
        <text:list-item>
          <text:p text:style-name="P3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3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3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4">
        <text:list-item>
          <text:p text:style-name="P4">An attribute for the boiling point,</text:p>
        </text:list-item>
        <text:list-item>
          <text:p text:style-name="P4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 before starting to change your class.</text:p>
      <text:list text:style-name="L5">
        <text:list-item>
          <text:p text:style-name="P5">Add an attribute for the boiling point (in Kelvin).</text:p>
        </text:list-item>
        <text:list-item>
          <text:p text:style-name="P5">Modify the constructor, so that it takes a 4th argument, and sets its value to be the value of the boiling point attribute.</text:p>
        </text:list-item>
        <text:list-item>
          <text:p text:style-name="P5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5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5">Create a <text:span text:style-name="NormalTok">BoilingInFahrenheit</text:span> method, that returns the boiling point in Fahrenheit of the calling object. This method should use your <text:span text:style-name="NormalTok">FromKelvinToFahrenheit</text:span> method.</text:p>
        </text:list-item>
        <text:list-item>
          <text:p text:style-name="P5">Modify the <text:span text:style-name="NormalTok">ToString</text:span> method, so that the string returned includes</text:p>
          <text:list text:style-name="L6">
            <text:list-item>
              <text:p text:style-name="P6">The name of the chemical element and its atomic number,</text:p>
            </text:list-item>
            <text:list-item>
              <text:p text:style-name="P6">The <text:span text:style-name="T1">melting point</text:span> in Kelvin and Fahrenheit,</text:p>
            </text:list-item>
            <text:list-item>
              <text:p text:style-name="P6">The <text:span text:style-name="T1">boiling point</text:span> in Kelvin and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  <text:p text:style-name="Text_20_body">Elements of solution</text:p>
      <text:p text:style-name="Text_20_body">Typically, you need to replace</text:p>
      <text:p text:style-name="P7">public ChemElem(int atomicNumberParam, string nameParam, decimal meltParam)</text:p>
      <text:p text:style-name="First_20_paragraph">by</text:p>
      <text:p text:style-name="P8">public ChemElem(int atomicNumberParam, string nameParam, decimal meltParam, decimal boilParam)</text:p>
      <text:p text:style-name="First_20_paragraph">and to add</text:p>
      <text:p text:style-name="P9">boil = boilParam;</text:p>
      <text:p text:style-name="First_20_paragraph">to your constructor.</text:p>
      <text:p text:style-name="Text_20_body">More subtle, the <text:span text:style-name="NormalTok">FromKelvinToFahrenheit</text:span> method can be defined as follows and then re-used:</text:p>
      <text:p text:style-name="P10">public static decimal FromKelvinToFahrenheit(decimal kelvinParam)</text:p>
      <text:p text:style-name="P11">{</text:p>
      <text:p text:style-name="P12"><text:s text:c="4"/>return kelvinParam * 9/5 - 459.67M;</text:p>
      <text:p text:style-name="P13">}</text:p>
      <text:p text:style-name="P14">public decimal MeltingInFahrenheit()</text:p>
      <text:p text:style-name="P15">{</text:p>
      <text:p text:style-name="P16"><text:s text:c="4"/>return FromKelvinToFahrenheit(melt);</text:p>
      <text:p text:style-name="P17">}</text:p>
      <text:p text:style-name="P18"/>
      <text:p text:style-name="P19">public decimal BoilingInFahrenheit()</text:p>
      <text:p text:style-name="P20">{</text:p>
      <text:p text:style-name="P21"><text:s text:c="4"/>return FromKelvinToFahrenheit(boil);</text:p>
      <text:p text:style-name="P22">}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 Class for Chemical Element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3:02Z</meta:creation-date>
    <dc:date>2023-09-05T21:13:02Z</dc:date>
    <meta:user-defined meta:name="date" meta:value-type="string">September   5, 2023 (05:12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